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2.7555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8.0673in"/>
    </style:style>
    <style:style style:name="co5" style:family="table-column">
      <style:table-column-properties fo:break-before="auto" style:column-width="1.604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able-cell-properties style:text-align-source="value-type" style:repeat-content="false" fo:wrap-option="no-wrap"/>
      <style:paragraph-properties fo:margin-left="0in"/>
      <style:text-properties style:font-name="Jomolhari" fo:font-size="18pt" fo:font-weight="normal" style:font-size-asian="18pt" style:font-name-complex="Jomolhari" style:font-size-complex="18pt" style:font-weight-complex="normal"/>
    </style:style>
    <style:style style:name="ce3" style:family="table-cell" style:parent-style-name="Default">
      <style:text-properties style:font-name="Jomolhari" fo:font-size="18pt" fo:language="en" fo:country="US" style:font-size-asian="18pt" style:language-asian="en" style:country-asian="US" style:font-name-complex="Jomolhari" style:font-size-complex="18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6" style:family="table-cell" style:parent-style-name="Default">
      <style:text-properties style:text-outline="false" style:text-line-through-style="none" fo:text-shadow="none" style:text-underline-style="none" style:text-underline-mode="continuous" style:text-line-through-mode="continuous" style:language-complex="en" style:country-complex="US" style:text-emphasize="none" style:font-relief="none"/>
    </style:style>
    <style:style style:name="T1" style:family="text">
      <style:text-properties style:use-window-font-color="true" style:font-name="Jomolhari" fo:language="dz" fo:country="BT" fo:font-style="normal" fo:font-weight="normal" style:font-name-asian="Jomolhari" style:font-size-asian="18pt" style:language-asian="zxx" style:country-asian="none" style:font-style-asian="normal" style:font-weight-asian="normal" style:font-name-complex="Jomolhari" style:font-size-complex="18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 office:value-type="string">
            <text:p>ཨ་ཀ་རུ།</text:p>
          </table:table-cell>
          <table:table-cell office:value-type="string">
            <text:p>/@ ka ru/</text:p>
          </table:table-cell>
          <table:table-cell office:value-type="string">
            <text:p>(མིང་)</text:p>
          </table:table-cell>
          <table:table-cell table:style-name="ce4" office:value-type="string">
            <text:p>བསང་གཏང་ནིའི་ཤིང་ཅིག་གི་མིང་། ཨ་ཀ་རུའི་དྲི་ཞིམ་ཏོང་ཏོ་ཡོད།</text:p>
          </table:table-cell>
          <table:table-cell table:number-columns-repeated="252"/>
        </table:table-row>
        <table:table-row table:style-name="ro1">
          <table:table-cell office:value-type="string">
            <text:p>ཨ་ཀྲ་ཨོ་ཀྲ།</text:p>
          </table:table-cell>
          <table:table-cell office:value-type="string">
            <text:p>/@ tra @o tra/</text:p>
          </table:table-cell>
          <table:table-cell office:value-type="string">
            <text:p>(མིང་)</text:p>
          </table:table-cell>
          <table:table-cell table:style-name="ce4" office:value-type="string">
            <text:p>གྱོན་ཆས་ ལ་སོགས་པ་ སྤྱིན་ཐགས་ཐ་དང་ ཧུམ་ཐགས་ཐ་མེན་པར་ ཚིའུ་བསྡུ་སྟེ་བཙེམ་མི། ཚེམ་དཔོན་དེ་གིས་ ངེའི་བགོ་ལ་དེ་ ཨ་ཀྲ་ཨོ་ཀྲ་བཏང་སྟེ་བཙེམ་ད་ནུག</text:p>
          </table:table-cell>
          <table:table-cell table:number-columns-repeated="252"/>
        </table:table-row>
        <table:table-row table:style-name="ro1">
          <table:table-cell office:value-type="string">
            <text:p>ཨ་ཁ་ཁ།</text:p>
          </table:table-cell>
          <table:table-cell office:value-type="string">
            <text:p>/@ kha kha/</text:p>
          </table:table-cell>
          <table:table-cell office:value-type="string">
            <text:p>(མིང་)</text:p>
          </table:table-cell>
          <table:table-cell table:style-name="ce4" office:value-type="string">
            <text:p>བློ་ཕམ་སྟེ་ སེམས་ཚོར་སྟོན་པའི་སྒྲ། ཨ་ཁ་ཁ་ མི་ཁྱོད་སྐྱོ་མི་སྐྱོ།</text:p>
          </table:table-cell>
          <table:table-cell table:number-columns-repeated="252"/>
        </table:table-row>
        <table:table-row table:style-name="ro1">
          <table:table-cell office:value-type="string">
            <text:p>ཨ་ཁ་གདུག་ཁ།</text:p>
          </table:table-cell>
          <table:table-cell office:value-type="string">
            <text:p>/@ kha dug kha/</text:p>
          </table:table-cell>
          <table:table-cell office:value-type="string">
            <text:p>(མིང་)</text:p>
          </table:table-cell>
          <table:table-cell table:style-name="ce4" office:value-type="string">
            <text:p>གཏམ་ལ་སོགས་པ་འདི་ཚུ་ ཕར་རོགས་ལུ་ སྲ་ཀྲག་ཀྲ་སྦེ་སླབ་པའི་དོན་ཅིག་ལུ་སླབ་ཨིན། ཁྱོད་གཏམ་འདི་འབདན་ ཨ་ཁ་གདུག་ཁའི་གཏམ་ཅིག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ཨ་ཁམ།</text:p>
          </table:table-cell>
          <table:table-cell office:value-type="string">
            <text:p>/@ kham/</text:p>
          </table:table-cell>
          <table:table-cell office:value-type="string">
            <text:p>(མིང་)</text:p>
          </table:table-cell>
          <table:table-cell table:style-name="ce4" office:value-type="string">
            <text:p>ཕྱེ་དང་ལྟོ་ལ་སོགས་པ་ཚུ་ ལག་པར་བཅམས་སྟེ་ ཨང་སྒོང་ བཟོ་མི་ལུ་སླབ་ཨིན། རོ་ཁྱི་འདི་ལུ་ ཕྱེ་ཨ་ཁམ་ཅིག་བྱིན་ད།</text:p>
          </table:table-cell>
          <table:table-cell table:number-columns-repeated="252"/>
        </table:table-row>
        <table:table-row table:style-name="ro1">
          <table:table-cell office:value-type="string">
            <text:p>ཨ་ཁའི།</text:p>
          </table:table-cell>
          <table:table-cell office:value-type="string">
            <text:p>/@ khai/</text:p>
          </table:table-cell>
          <table:table-cell office:value-type="string">
            <text:p>(མིང་)</text:p>
          </table:table-cell>
          <table:table-cell table:style-name="ce4" office:value-type="string">
            <text:p>སེམས་ཁར་མ་ཚུདཔ་དང་ ཁམས་ལོག་པའི་སེམས་ཚོར་སྟོན་པའི་སྒྲ། ཨ་ཁའི་ ཁམས་ལོག་པས་སྨ་རེད།</text:p>
          </table:table-cell>
          <table:table-cell table:number-columns-repeated="252"/>
        </table:table-row>
        <table:table-row table:style-name="ro1">
          <table:table-cell office:value-type="string">
            <text:p>ཨ་ཁུ།</text:p>
          </table:table-cell>
          <table:table-cell office:value-type="string">
            <text:p>/@ khu/</text:p>
          </table:table-cell>
          <table:table-cell office:value-type="string">
            <text:p>(མིང་)</text:p>
          </table:table-cell>
          <table:table-cell table:style-name="ce4" office:value-type="string">
            <text:p>རང་གི་ཨ་པ་གི་ སྤུན་ཆ་དང་ ཨམ་ཅུམ་གི་རྨགཔ་ ཨའི་གི་རྨགཔ་གསརཔ་འཚོལ་མི་ལུ་་སླབ་ཨིན། བྱ་ཁུ་བྱུག་གི་མིང་ལུ་ཡང་ བྱ་ཨ་ཁུ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ཨ་ཁོ་རེ།</text:p>
          </table:table-cell>
          <table:table-cell office:value-type="string">
            <text:p>/@ kho re/</text:p>
          </table:table-cell>
          <table:table-cell office:value-type="string">
            <text:p>(བོད་སྒྲ)</text:p>
          </table:table-cell>
          <table:table-cell table:style-name="ce4" office:value-type="string">
            <text:p>ངལ་མ་རངས་པའི་ཚིག་དང་ རང་དང་འདྲན་འདྲ་ལུ་སླབ་ནིའི་ཚིག། ཨ་ཁོ་རེ་ལྟོ་ཚང་ ནཱ་ཚར་གཅིག་ཉན་ད།</text:p>
          </table:table-cell>
          <table:table-cell table:number-columns-repeated="252"/>
        </table:table-row>
        <table:table-row table:style-name="ro1">
          <table:table-cell office:value-type="string">
            <text:p>ཨ་འགྱལ་དཔྱང་།</text:p>
          </table:table-cell>
          <table:table-cell office:value-type="string">
            <text:p>/@ khel cang/</text:p>
          </table:table-cell>
          <table:table-cell office:value-type="string">
            <text:p>(མིང་)</text:p>
          </table:table-cell>
          <table:table-cell table:style-name="ce4" office:value-type="string">
            <text:p>ཐགཔ་དང་རུ་སྦྱིས་ལ་སོགས་པ་གུ་ལས་མར་ དཔྱང་སྟེ་བརྩེ་མི་ རྩེདམོ་གི་རིགས་ཅིག། ཐགཔ་གུར་ལས་མར་ ཨ་འགྱེལ་དཔྱང་སྟེ་རྩེདམོ་ བརྩེ་བར་འགྱོ་དགེ་མེན་ན།</text:p>
          </table:table-cell>
          <table:table-cell table:number-columns-repeated="252"/>
        </table:table-row>
        <table:table-row table:style-name="ro1">
          <table:table-cell office:value-type="string">
            <text:p>ཨ་རྒས།</text:p>
          </table:table-cell>
          <table:table-cell office:value-type="string">
            <text:p>/@ ge/</text:p>
          </table:table-cell>
          <table:table-cell office:value-type="string">
            <text:p>(མིང)</text:p>
          </table:table-cell>
          <table:table-cell table:style-name="ce4" office:value-type="string">
            <text:p>སྤྱིར་བཏང་ མི་རྒན་རྒན་རྒས་ཀྱི་མིང་། རང་གི་ཨ་པ་དང་ཨའི་གི་ ཨ་པ་ལུ་ཡང་ཨ་རྒས་ཟེར་སླབ་སྲོལ་ཡོད། ཨ་རྒས་འགྱོཝ་ད་ ལཱ་འབད་མི་ཚུགས།</text:p>
          </table:table-cell>
          <table:table-cell table:number-columns-repeated="252"/>
        </table:table-row>
        <table:table-row table:style-name="ro1">
          <table:table-cell office:value-type="string">
            <text:p>ཨ་ཅང་།</text:p>
          </table:table-cell>
          <table:table-cell office:value-type="string">
            <text:p>/@ cang/</text:p>
          </table:table-cell>
          <table:table-cell office:value-type="string">
            <text:p>(བྱ་ཁྱད་)</text:p>
          </table:table-cell>
          <table:table-cell table:style-name="ce4" office:value-type="string">
            <text:p>ཆོས་སྐད། ངེས་པར་དུ། ཨིན་གཅིག་མེན་གཅིག་ཟེར་བའི་དོན་ཨིན། ཁྱོད་ཀྱི་ལཱ་འདི་ ཨ་ཅང་གལ་ཆེ།</text:p>
          </table:table-cell>
          <table:table-cell table:number-columns-repeated="252"/>
        </table:table-row>
        <table:table-row table:style-name="ro1">
          <table:table-cell office:value-type="string">
            <text:p>ཨ་ལྕེ་ལྷ་མོ།</text:p>
          </table:table-cell>
          <table:table-cell office:value-type="string">
            <text:p>/@ ce lha mo/</text:p>
          </table:table-cell>
          <table:table-cell office:value-type="string">
            <text:p>(མིང་)</text:p>
          </table:table-cell>
          <table:table-cell table:style-name="ce4" office:value-type="string">
            <text:p>མེ་རག་དང་ སག་སྟེང་ལུ་རྐྱབ་སྲོལ་ཡོད་པའི་ འཆམ་གཅིག་གི་མིང་། ཨ་ལྕེ་ལྷ་མོའི་འཆམ་དེ་ ལྟནམོ་ཆེ་དྲག་ཡོད།</text:p>
          </table:table-cell>
          <table:table-cell table:number-columns-repeated="252"/>
        </table:table-row>
        <table:table-row table:style-name="ro1">
          <table:table-cell office:value-type="string">
            <text:p>ཨ་ལྕོ་ཉེ་ཉེ།</text:p>
          </table:table-cell>
          <table:table-cell office:value-type="string">
            <text:p>/@ co nye nye/</text:p>
          </table:table-cell>
          <table:table-cell office:value-type="string">
            <text:p>(མིང)</text:p>
          </table:table-cell>
          <table:table-cell table:style-name="ce4" office:value-type="string">
            <text:p>བྱ་གི་རིགས་འདི་ཚུ་ བཟུང་བཟའ་མི་ སེམས་ཅན་ དུས་ཨ་རྟག་རང་ཧེང་རྟིང་སྦེ་འགྱོ་མིཅིག་ལུ་སླབ་ཨིན། ཨ་ལྕ་ཉེ་ཉེ་གི་ མཇུག་མ་ རིངམོ་སྦེ་ཡོད།</text:p>
          </table:table-cell>
          <table:table-cell table:number-columns-repeated="252"/>
        </table:table-row>
        <table:table-row table:style-name="ro1">
          <table:table-cell office:value-type="string">
            <text:p>ཨ་ཆུ་།</text:p>
          </table:table-cell>
          <table:table-cell office:value-type="string">
            <text:p>/@ chu/</text:p>
          </table:table-cell>
          <table:table-cell office:value-type="string">
            <text:p>(མིང་)</text:p>
          </table:table-cell>
          <table:table-cell table:style-name="ce4" office:value-type="string">
            <text:p>གྱངམ་དང་ སྐད་ཤོར་བའི་སྒྲ། ཨ་ཆུ་གྱང་འབད་རང་མ་ཚུགས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ཇོ།</text:p>
          </table:table-cell>
          <table:table-cell office:value-type="string">
            <text:p>/@ jo/</text:p>
          </table:table-cell>
          <table:table-cell office:value-type="string">
            <text:p>(མིང་)</text:p>
          </table:table-cell>
          <table:table-cell table:style-name="ce4" office:value-type="string">
            <text:p>ཆོས་སྐད། ཕོ་སྤུན་སྦོམ་ཤོས་དང་ ཕོ་རྒནམ་ལུ་སླབ་ཨིན། ཁོ་ངེའི་ ཨ་ཇོ་ཨིན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ཏི་ཤ</text:p>
          </table:table-cell>
          <table:table-cell office:value-type="string">
            <text:p>/@ ti sha/</text:p>
          </table:table-cell>
          <table:table-cell office:value-type="string">
            <text:p>(མིང་)</text:p>
          </table:table-cell>
          <table:table-cell table:style-name="ce4" office:value-type="string">
            <text:p>སྔོན་མ་བོད་ལུ་ བྱོན་མི་རྒྱ་གར་གྱི་མཁས་པ་ ཇོ་བོ་རྗེ་ དཔལ་ལྡན་ཨ་ཏི་ཤ།</text:p>
          </table:table-cell>
          <table:table-cell table:number-columns-repeated="252"/>
        </table:table-row>
        <table:table-row table:style-name="ro1">
          <table:table-cell office:value-type="string">
            <text:p>ཨ་ཏི་ཡོ་ག</text:p>
          </table:table-cell>
          <table:table-cell office:value-type="string">
            <text:p>/@ ti yo ga/</text:p>
          </table:table-cell>
          <table:table-cell office:value-type="string">
            <text:p>(མིང་)</text:p>
          </table:table-cell>
          <table:table-cell table:style-name="ce4" office:value-type="string">
            <text:p>ཐེག་པ་རིམ་པ་དགུའི་རྩེ་མོ་ ཨཏི་རྫོགས་པ་ཆེན་པོ།</text:p>
          </table:table-cell>
          <table:table-cell table:number-columns-repeated="252"/>
        </table:table-row>
        <table:table-row table:style-name="ro1">
          <table:table-cell office:value-type="string">
            <text:p>ཨ་རྟག</text:p>
          </table:table-cell>
          <table:table-cell office:value-type="string">
            <text:p>/@ ta/</text:p>
          </table:table-cell>
          <table:table-cell office:value-type="string">
            <text:p>(བྱ་ཁྱད་)</text:p>
          </table:table-cell>
          <table:table-cell table:style-name="ce4" office:value-type="string">
            <text:p>དུས་རྟག་བུ་ར། ནམ་རྒྱུན། ཁྱོད་ཀྱི་ཨ་རྟག་དང་ མ་འདྲ་བའི་ལཱ་ཅིག་མ་འབད་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རྟག་ཧ་ལུགས།</text:p>
          </table:table-cell>
          <table:table-cell office:value-type="string">
            <text:p>/@ ta ha lu/</text:p>
          </table:table-cell>
          <table:table-cell office:value-type="string">
            <text:p>(མིང་ཁྱད)</text:p>
          </table:table-cell>
          <table:table-cell table:style-name="ce4" office:value-type="string">
            <text:p>ཧེ་མ་ག་ཨིནམ་རང་འཇགས་ཟེར་བའི་དོན། ཅ་ལ་འདི་ཚུ་ ཨ་རྟག་ཧ་ལུགས་བཟུམ་སྦེ་རང་ བཞག་སྨ་རེད།</text:p>
          </table:table-cell>
          <table:table-cell table:number-columns-repeated="252"/>
        </table:table-row>
        <table:table-row table:style-name="ro1">
          <table:table-cell office:value-type="string">
            <text:p>ཨ་ཐང་།</text:p>
          </table:table-cell>
          <table:table-cell office:value-type="string">
            <text:p>/@ thang/</text:p>
          </table:table-cell>
          <table:table-cell office:value-type="string">
            <text:p>(མིང་)</text:p>
          </table:table-cell>
          <table:table-cell table:style-name="ce4" office:value-type="string">
            <text:p>༡.སྟོང་ཕུ་ཤིང་གི་པགས་ཀོ་གི་ནང་ན་ཡོད་པའི་ཁ་ཟས་ཅིག་གི་མིང་། 2 དབང་འདུས་ཆ་འོག་ལུ་ཡོད་པའི་ གཡུས་ཅིག་གི་མིང་། སྟོང་ཕུག་ཤིང་གི་ཨ་ཐང་འདི་ཚུ་ ནོར་རྫིབ་འདི་ཚུ་གི་ སེམས་གསོ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ཐང་དམའ་ཁྲ།</text:p>
          </table:table-cell>
          <table:table-cell office:value-type="string">
            <text:p>/@ thang ma thra/</text:p>
          </table:table-cell>
          <table:table-cell office:value-type="string">
            <text:p>(མིང་)</text:p>
          </table:table-cell>
          <table:table-cell table:style-name="ce4" office:value-type="string">
            <text:p>འབྲུག་པའི་རང་ལུགས་ཀྱི་ལག་ཐག་ཟོང་ཆ་ཅིག། ཟོང་ལེགས་པའི་ཨ་ཐང་དམའ་ཁྲ་འདི་ ཁྲོམ་མི་ཁྲོམ་འཛོམས་ས་གྱོན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ཨ་དྲི།</text:p>
          </table:table-cell>
          <table:table-cell office:value-type="string">
            <text:p>/@ dri/</text:p>
          </table:table-cell>
          <table:table-cell office:value-type="string">
            <text:p>(མིང་)</text:p>
          </table:table-cell>
          <table:table-cell table:style-name="ce4" office:value-type="string">
            <text:p>ཆབ་གསང་རྒྱས་པའམ་ ཨ་ཝ་གི་དྲིམ། ཁྱོད་ཀྱི་གཟུགས་ཁ་ལས་ཨ་དྲི་ཅིག་འཐོན་དེས་ས།</text:p>
          </table:table-cell>
          <table:table-cell table:number-columns-repeated="252"/>
        </table:table-row>
        <table:table-row table:style-name="ro1">
          <table:table-cell office:value-type="string">
            <text:p>ཨ་དྲུང་།</text:p>
          </table:table-cell>
          <table:table-cell office:value-type="string">
            <text:p>/@ drung/</text:p>
          </table:table-cell>
          <table:table-cell office:value-type="string">
            <text:p>(མིང་)</text:p>
          </table:table-cell>
          <table:table-cell table:style-name="ce4" office:value-type="string">
            <text:p>དཔོན་དང་བླམ་ལ་སོགས་པའི་རྟ་འཁྱིད་མི་དང་ རྟ་བདག་འཛིན་འབད་མི། ཁོ་དཔོན་གྱི་ཨ་དྲུང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ན།</text:p>
          </table:table-cell>
          <table:table-cell office:value-type="string">
            <text:p>/@ na/</text:p>
          </table:table-cell>
          <table:table-cell office:value-type="string">
            <text:p>(མིང་)</text:p>
          </table:table-cell>
          <table:table-cell office:value-type="string">
            <text:p>ཨ་ན་བརྒྱད་ལུ་འབྲུག་པའི་ཕྱེད་ཀྲམ་༥༠་འབད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ནེ།</text:p>
          </table:table-cell>
          <table:table-cell office:value-type="string">
            <text:p>/@ ne/</text:p>
          </table:table-cell>
          <table:table-cell office:value-type="string">
            <text:p>(མིང་)</text:p>
          </table:table-cell>
          <table:table-cell table:style-name="ce4" office:value-type="string">
            <text:p>ཨའི་གི་ཕོ་སྤུན་གྱི་ཨམ་སྲུ་དང་ ཨ་པ་གི་སྲིངམོ་ལུ་སླབ་ཨིན། མོ་ངེའི་ཨ་ཞང་གི་ཨམ་སྲུ་འབདཝ་ལས་ ངེའི་ཨ་ནེ་ཕོ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ནེམོ།</text:p>
          </table:table-cell>
          <table:table-cell office:value-type="string">
            <text:p>/@ nem/</text:p>
          </table:table-cell>
          <table:table-cell office:value-type="string">
            <text:p>(མིང་)</text:p>
          </table:table-cell>
          <table:table-cell table:style-name="ce4" office:value-type="string">
            <text:p>དམ་པའི་ཆོས་འབད་མི་ཨམ་སྲུ། མོ་ཨ་ནེམོ་ནང་འཛུལ་སོང་ནུག</text:p>
          </table:table-cell>
          <table:table-cell table:number-columns-repeated="252"/>
        </table:table-row>
        <table:table-row table:style-name="ro1">
          <table:table-cell office:value-type="string">
            <text:p>ཨ་ནེམོ་གྲྭ་ཚང་།</text:p>
          </table:table-cell>
          <table:table-cell office:value-type="string">
            <text:p>/@ nem dra tshang/</text:p>
          </table:table-cell>
          <table:table-cell office:value-type="string">
            <text:p>(མིང་)</text:p>
          </table:table-cell>
          <table:table-cell table:style-name="ce4" office:value-type="string">
            <text:p>དམ་ཆོས་འབད་མི་ ཨ་ནེམོ་ཚུ་བཞུགས་སའི་གྲྭ་སྡེ། མོ་ཨ་ནོམོ་གྲ་ཚང་ནང་གི་དབུ་འཛིན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པ།</text:p>
          </table:table-cell>
          <table:table-cell office:value-type="string">
            <text:p>/@ pa/</text:p>
          </table:table-cell>
          <table:table-cell office:value-type="string">
            <text:p>(མིང་)</text:p>
          </table:table-cell>
          <table:table-cell table:style-name="ce4" office:value-type="string">
            <text:p>ལུས་སྐྱེད་པའི་ཕའི་མིང་། ཨ་པ་ཁྲོམ་ཁར་ཡར་སོང་ཡི་སྦ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པ་ལ།</text:p>
          </table:table-cell>
          <table:table-cell office:value-type="string">
            <text:p>/@ pa la/</text:p>
          </table:table-cell>
          <table:table-cell office:value-type="string">
            <text:p>(མིང་)</text:p>
          </table:table-cell>
          <table:table-cell table:style-name="ce4" office:value-type="string">
            <text:p>ཞེ་ས། རང་གི་ལུས་སྐྱེད་པའི་ཨ་པ་ལུ་ ཆེ་བརྗོད་འབད་དེ་སླབ་པའི་དོན། ཨ་པ་ལ་ནཱ་རང་བཞུགས་ཡོད་ག</text:p>
          </table:table-cell>
          <table:table-cell table:number-columns-repeated="252"/>
        </table:table-row>
        <table:table-row table:style-name="ro1">
          <table:table-cell office:value-type="string">
            <text:p>ཨ་པའི་མགུ་ཏོག།</text:p>
          </table:table-cell>
          <table:table-cell office:value-type="string">
            <text:p>/@ pai gu to/</text:p>
          </table:table-cell>
          <table:table-cell office:value-type="string">
            <text:p>(མིང་)</text:p>
          </table:table-cell>
          <table:table-cell table:style-name="ce4" office:value-type="string">
            <text:p>ཁ་རིག་མུ་ཟ། ཕྱིའི་པགས་ཀོ་ལྗང་ཁུ་དང་ ནང་ན་མདོག་དམརཔོ་འབད་ཡོད་མི་ བཟོ་རྣམ་ཀ་ཀུ་རུ་བཟུམ་སྦེ་མི་ ཤིང་འབྲ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ཨ་སྤའོ།</text:p>
          </table:table-cell>
          <table:table-cell office:value-type="string">
            <text:p>/@ p/</text:p>
          </table:table-cell>
          <table:table-cell office:value-type="string">
            <text:p>(མིང་)</text:p>
          </table:table-cell>
          <table:table-cell table:style-name="ce4" office:value-type="string">
            <text:p>ཡ་མཚན་ཆེ་བའམ་ཧ་ལས་པའི་ སེམས་འཚོར་སྟོན་པའི་སྒྲ། ཨ་སྤའོ་ཨ་ལོ་འདི་འབདན་ལྗིད་ཅིག་འདུག་སྨ་རེ།</text:p>
          </table:table-cell>
          <table:table-cell table:number-columns-repeated="252"/>
        </table:table-row>
        <table:table-row table:style-name="ro1">
          <table:table-cell office:value-type="string">
            <text:p>ཨ་ཕི།</text:p>
          </table:table-cell>
          <table:table-cell office:value-type="string">
            <text:p>/@ pi/</text:p>
          </table:table-cell>
          <table:table-cell office:value-type="string">
            <text:p>(མིང་ཚབ་)</text:p>
          </table:table-cell>
          <table:table-cell table:style-name="ce4" office:value-type="string">
            <text:p>ཕར་གྱི་ཟེར་བའི་དོན། ཨ་ཕི་ཁྱིམ་འདི་ཁྱོད་ཀྱི་ཨིན་ན།</text:p>
          </table:table-cell>
          <table:table-cell table:number-columns-repeated="252"/>
        </table:table-row>
        <table:table-row table:style-name="ro1">
          <table:table-cell office:value-type="string">
            <text:p>ཨ་བ་བྷྲཾཤ</text:p>
          </table:table-cell>
          <table:table-cell office:value-type="string">
            <text:p>/@ /</text:p>
          </table:table-cell>
          <table:table-cell office:value-type="string">
            <text:p>(མིང)</text:p>
          </table:table-cell>
          <table:table-cell table:style-name="ce4" office:value-type="string">
            <text:p>སྔོན་རྒྱ་གར་ལུ་དར་སྲོལ་ཡོད་པའི་ སྐད་རིགས་ཆེན་པོ་བཞིའི་ནང་ལས་སྐད་གཅིག་གི་མིང་། ང་གི་ཨ་བ་བྷྲཾཤའི་ཁ་མི་ཤེས།</text:p>
          </table:table-cell>
          <table:table-cell table:number-columns-repeated="252"/>
        </table:table-row>
        <table:table-row table:style-name="ro1">
          <table:table-cell office:value-type="string">
            <text:p>ཨ་བུག།</text:p>
          </table:table-cell>
          <table:table-cell office:value-type="string">
            <text:p>/@ bu/</text:p>
          </table:table-cell>
          <table:table-cell office:value-type="string">
            <text:p>(མིང་)</text:p>
          </table:table-cell>
          <table:table-cell table:style-name="ce4" office:value-type="string">
            <text:p>ཨུབ་ འཕོངས། རྐུབ། ཆབ་གསང་རྒྱས་པའམ་ཨ་ཝ་འཐོན་སའི་གསང་སྒོ། ཨ་ལོ་གི་ཨ་བུག་གུ་རྨ་ཐོན་ནུག</text:p>
          </table:table-cell>
          <table:table-cell table:number-columns-repeated="252"/>
        </table:table-row>
        <table:table-row table:style-name="ro1">
          <table:table-cell office:value-type="string">
            <text:p>ཨ་མ།</text:p>
          </table:table-cell>
          <table:table-cell office:value-type="string">
            <text:p>/@ ma/</text:p>
          </table:table-cell>
          <table:table-cell office:value-type="string">
            <text:p>(མིང་)</text:p>
          </table:table-cell>
          <table:table-cell table:style-name="ce4" office:value-type="string">
            <text:p>1 སྤྱིར་བཏང་ཨའི་གི་མིང་ལུ་སླབ་ཨིན། 2 ཤར་ཝང་སྤ་གསུམ་ནང་ ཨའི་གི་མོ་སྤུན་ལུ་ཨ་མ་ཟེར་སླབ་སྲོལ་ཡོད། 3 ཨམ་སྲུ་ལོ་ན་ཁུག་མི་ལུ་ཡང་ ཨ་མ་ཟེར་སླབ་སྲོལ་ཡོད། མོ་ ངེའི་ཨ་མ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མ་ལེ་ཧོ།</text:p>
          </table:table-cell>
          <table:table-cell office:value-type="string">
            <text:p>/@ ma le ho/</text:p>
          </table:table-cell>
          <table:table-cell office:value-type="string">
            <text:p>(མིང་)</text:p>
          </table:table-cell>
          <table:table-cell office:value-type="string">
            <text:p>ཞབས་ཁྲའི་ཚིག་འགོ་བཙུགས་ཐངས་ཀྱི་ཚིག་ཅིག།</text:p>
          </table:table-cell>
          <table:table-cell table:number-columns-repeated="252"/>
        </table:table-row>
        <table:table-row table:style-name="ro1">
          <table:table-cell office:value-type="string">
            <text:p>ཨ་མི་རི་ཀ།</text:p>
          </table:table-cell>
          <table:table-cell office:value-type="string">
            <text:p>/@ mi ri ka/</text:p>
          </table:table-cell>
          <table:table-cell office:value-type="string">
            <text:p>(མིང་)</text:p>
          </table:table-cell>
          <table:table-cell table:style-name="ce4" office:value-type="string">
            <text:p>འཛམ་གླིང་དུམ་བུར་དྲུག་གི་ནང་ལས་ཨ་མི་རི་ཀའི་གླིང་ཆེན། ཨ་མི་རི་ཀ་དེ་ཡར་རྒྱས་འགྱོ་ཚར་བའི་གླིང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མྲ།</text:p>
          </table:table-cell>
          <table:table-cell office:value-type="string">
            <text:p>/@ mra/</text:p>
          </table:table-cell>
          <table:table-cell office:value-type="string">
            <text:p>(མིང་)</text:p>
          </table:table-cell>
          <table:table-cell table:style-name="ce4" office:value-type="string">
            <text:p>ཨམ་ཅུ་ཀུ་ལི། ཕྱི་ལྤགས་ལྗང་ཁུ་དང་ ནང་ན་སེརཔོ་སྦེ་ཡོད་མི་ཤིང་ཐོག་ཅིག</text:p>
          </table:table-cell>
          <table:table-cell table:number-columns-repeated="252"/>
        </table:table-row>
        <table:table-row table:style-name="ro1">
          <table:table-cell office:value-type="string">
            <text:p>ཨ་ཙ་ཙ།</text:p>
          </table:table-cell>
          <table:table-cell office:value-type="string">
            <text:p>/@ tsa tsa/</text:p>
          </table:table-cell>
          <table:table-cell office:value-type="string">
            <text:p>(མིང་)</text:p>
          </table:table-cell>
          <table:table-cell table:style-name="ce4" office:value-type="string">
            <text:p>ཆུ་ཚན་ལ་སོགས་པའི་ཚ་ཏོམ་གྱི་རིགས་གཟུགས་ཁར་རེག་སྟེ་འཚིགཔ་ད་འཐོན་པའི་སྒྲ། ཨ་ཙ་ཙ་ ངེའི་ལགཔ་བཤུར་བཏང་ད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ཙ་ར།</text:p>
          </table:table-cell>
          <table:table-cell office:value-type="string">
            <text:p>/@ tsa ra/</text:p>
          </table:table-cell>
          <table:table-cell office:value-type="string">
            <text:p>(མིང་)</text:p>
          </table:table-cell>
          <table:table-cell table:style-name="ce4" office:value-type="string">
            <text:p>ལྟད་མོ་རེ་སྟོནམ་ད་ དགོད་བྲ་སྒྱུར་མི། དེ་ལས་གྲུབ་ཐོབ་པའི་སྤྱོད་པ་འབད་དེ་ གདམ་འའདི་ཚུ་བརྡའི་སྒོ་ལས་སྟོན་པའི་ཚུལ། ཨ་ཙ་རའི་འཆམ་ལྟདམོ་ཆེ།</text:p>
          </table:table-cell>
          <table:table-cell table:number-columns-repeated="252"/>
        </table:table-row>
        <table:table-row table:style-name="ro1">
          <table:table-cell office:value-type="string">
            <text:p>ཨ་ཙི་ཅིག</text:p>
          </table:table-cell>
          <table:table-cell office:value-type="string">
            <text:p>/@ tsi ci/</text:p>
          </table:table-cell>
          <table:table-cell office:value-type="string">
            <text:p>(མིང་)</text:p>
          </table:table-cell>
          <table:table-cell table:style-name="ce4" office:value-type="string">
            <text:p>དུམ་གྲ་ཅིག་ཟེར་བའི་དོན། ང་ལུ་ཨ་ཙི་ཅིག་གྲོགས་རམ་འབད་གནང་མས།</text:p>
          </table:table-cell>
          <table:table-cell table:number-columns-repeated="252"/>
        </table:table-row>
        <table:table-row table:style-name="ro1">
          <table:table-cell office:value-type="string">
            <text:p>ཨ་ཙི་རེ།</text:p>
          </table:table-cell>
          <table:table-cell office:value-type="string">
            <text:p>/@ tsi re/</text:p>
          </table:table-cell>
          <table:table-cell office:value-type="string">
            <text:p>(མིང་ཁྱད་)</text:p>
          </table:table-cell>
          <table:table-cell office:value-type="string">
            <text:p>དུམ་གྲ་རེ།</text:p>
          </table:table-cell>
          <table:table-cell table:number-columns-repeated="252"/>
        </table:table-row>
        <table:table-row table:style-name="ro1">
          <table:table-cell office:value-type="string">
            <text:p>ཨ་ཚིག་རྐྱབ།</text:p>
          </table:table-cell>
          <table:table-cell office:value-type="string">
            <text:p>/@ tshig cab/</text:p>
          </table:table-cell>
          <table:table-cell office:value-type="string">
            <text:p>(བྱ་ཚིག་)</text:p>
          </table:table-cell>
          <table:table-cell table:style-name="ce4" office:value-type="string">
            <text:p>ལྷ་པ་གཡའཝ་ད་དང་ དྲེག་མ་ཚུགས་པའི་དྲིམ་འོངམ་ད་ ཨ་ཚིའུ་རྐྱབ་ནི། ཚ་རིམས་ནཝ་ད་ཨ་ཚིག་རྐྱབ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ཝ།</text:p>
          </table:table-cell>
          <table:table-cell office:value-type="string">
            <text:p>/@ wa/</text:p>
          </table:table-cell>
          <table:table-cell office:value-type="string">
            <text:p>(མིང་)</text:p>
          </table:table-cell>
          <table:table-cell table:style-name="ce4" office:value-type="string">
            <text:p>སེམས་ཅན་དང་མི་གི་ཆབ་གསང་རྒྱས་པ། ལྕགས་བཞུཝ་ད་ ཨ་རོག་བཏོན་མི་ལུ་ཡང་ ལྕགས་ཀྱི་ཨ་ཝ་ཟེར་སླབ་ཨིན། ཨ་ལོ་གི་ཨ་ཝ་བཏང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ཨ་ཞང་།</text:p>
          </table:table-cell>
          <table:table-cell office:value-type="string">
            <text:p>/@ zhang/</text:p>
          </table:table-cell>
          <table:table-cell office:value-type="string">
            <text:p>(མིང་)</text:p>
          </table:table-cell>
          <table:table-cell table:style-name="ce4" office:value-type="string">
            <text:p>རང་གི་ཨའི་གི་ཕོ་སྤུན་དང་ཨ་ནེ་གི་རྨགཔ་ དེ་ལས་གནས་མོའི་ཨ་པལུ་ཡང་ཨ་ཞང་ཟེར་སླབ་སྲོལ་ཡོད། ཁོ་ངེའི་ཨ་ཞང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ཞེ།</text:p>
          </table:table-cell>
          <table:table-cell office:value-type="string">
            <text:p>/@ zhe/</text:p>
          </table:table-cell>
          <table:table-cell office:value-type="string">
            <text:p>(མིང་)</text:p>
          </table:table-cell>
          <table:table-cell table:style-name="ce4" office:value-type="string">
            <text:p>༡.རྒྱལ་པོའི་སྐུ་འཁོར་དང་ བཙུནམོ་ཚུ་ལུ་ཞུཝ་ཨིན། 2 དང་ཕུག་ལས་ རང་སོའི་ཆོས་རྗེ་གདུང་རྒྱུད་ཀྱིས་ཐོབ་པའི་མིང་ཡང་ཡོད། མི་དབང་ཨ་ཞེ་མཆོག</text:p>
          </table:table-cell>
          <table:table-cell table:number-columns-repeated="252"/>
        </table:table-row>
        <table:table-row table:style-name="ro1">
          <table:table-cell office:value-type="string">
            <text:p>ཨ་ཞེམོ།</text:p>
          </table:table-cell>
          <table:table-cell office:value-type="string">
            <text:p>/@ zhem/</text:p>
          </table:table-cell>
          <table:table-cell office:value-type="string">
            <text:p>(མིང་)</text:p>
          </table:table-cell>
          <table:table-cell table:style-name="ce4" office:value-type="string">
            <text:p>རང་གི་མོ་སྤུན་སྦོམ་ཤོས་དང་ གཞན་སྤྱིར་བཏང་ཨམ་སྲུ་རང་ལས་རྒན་ཤོས་ཚུ་ལུ་ཡང་ སླབ་སྲོལ་ཡོད། ཨ་ཞེམོ་ཐིམ་ཕུག་ལུ་འགྱོ་ནི་མས།</text:p>
          </table:table-cell>
          <table:table-cell table:number-columns-repeated="252"/>
        </table:table-row>
        <table:table-row table:style-name="ro1">
          <table:table-cell office:value-type="string">
            <text:p>ཨ་ཡ།</text:p>
          </table:table-cell>
          <table:table-cell office:value-type="string">
            <text:p>/@ ya/</text:p>
          </table:table-cell>
          <table:table-cell office:value-type="string">
            <text:p>(་ས་གནས་ཀྱི་མིང་ཚབ)</text:p>
          </table:table-cell>
          <table:table-cell table:style-name="ce4" office:value-type="string">
            <text:p>ཡ་ཟེར་བའི་དོན། ཁྱོད་ཅ་ལ་འདི་ཨ་ཡ་ལུ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ཨ་ཡི།</text:p>
          </table:table-cell>
          <table:table-cell office:value-type="string">
            <text:p>/@ yi/</text:p>
          </table:table-cell>
          <table:table-cell office:value-type="string">
            <text:p>(ས་གནས་ཀྱི་མིང་ཚབ)</text:p>
          </table:table-cell>
          <table:table-cell table:style-name="ce4" office:value-type="string">
            <text:p>ཡ་གི་ཟེར་བའི་དོན། ཨ་ཡི་ཁྱིམ་འདི་ཁྱོད་ཀྱི་ཨིན་ན།</text:p>
          </table:table-cell>
          <table:table-cell table:number-columns-repeated="252"/>
        </table:table-row>
        <table:table-row table:style-name="ro1">
          <table:table-cell office:value-type="string">
            <text:p>ཨ་ཡུ།</text:p>
          </table:table-cell>
          <table:table-cell office:value-type="string">
            <text:p>/@ yu/</text:p>
          </table:table-cell>
          <table:table-cell office:value-type="string">
            <text:p>(མིང་)</text:p>
          </table:table-cell>
          <table:table-cell office:value-type="string">
            <text:p>རྭཝ་མ་པ་ལས་མེད་མི་གཡག་འདི་ཚུ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ཡེ།</text:p>
          </table:table-cell>
          <table:table-cell office:value-type="string">
            <text:p>/@ ye/</text:p>
          </table:table-cell>
          <table:table-cell office:value-type="string">
            <text:p>(མིང་)</text:p>
          </table:table-cell>
          <table:table-cell table:style-name="ce4" office:value-type="string">
            <text:p>སེམས་ཅན་འདི་ཚུ་སྡུག་བསྔལ་མྱོང་ས་མཐོངམ་ད་ སྡིག་ཆེ་བའི་སྐྱོ་སྐད་སྟོན་ཐངས་ཅིག ཨ་ཡེ་སྨོ་ ང་ཁྱོད་ལུ་བལྟ་སྟེ་སྡིག་ཆེ་བས།</text:p>
          </table:table-cell>
          <table:table-cell table:number-columns-repeated="252"/>
        </table:table-row>
        <table:table-row table:style-name="ro1">
          <table:table-cell office:value-type="string">
            <text:p>ཨ་ར་ག་ར།</text:p>
          </table:table-cell>
          <table:table-cell office:value-type="string">
            <text:p>/@ ra ga ra/</text:p>
          </table:table-cell>
          <table:table-cell office:value-type="string">
            <text:p>(མིང་ཁྱད)</text:p>
          </table:table-cell>
          <table:table-cell table:style-name="ce4" office:value-type="string">
            <text:p>ཨེབ་ཤུགས་རྐྱབ་པའི་དོན་དང་ ལཱ་འབད་ཚར་མ་ཚར་ཡོད་པའི་དོན། ད་རེས་ ང་ལཱ་ཨ་ར་ག་ར་ཡོད།</text:p>
          </table:table-cell>
          <table:table-cell table:number-columns-repeated="252"/>
        </table:table-row>
        <table:table-row table:style-name="ro1">
          <table:table-cell office:value-type="string">
            <text:p>ཨ་རག</text:p>
          </table:table-cell>
          <table:table-cell office:value-type="string">
            <text:p>/@ ra/</text:p>
          </table:table-cell>
          <table:table-cell office:value-type="string">
            <text:p>(མིང་)</text:p>
          </table:table-cell>
          <table:table-cell table:style-name="ce4" office:value-type="string">
            <text:p>འབྲུ་ནག་དགུ་ལས་བཟོ་བཟོ་བའི་ཆང་གི་གླུམ་ ཚ་ཏོམ་བཟོ་སྟེ་ རླངམ་ཆང་ལུ་གྱུར་གྱུརཝ། ཨ་རག་འཐུང་སྟེ་རོགས་ལུ་འཐབམོ་མ་འཚོལ།</text:p>
          </table:table-cell>
          <table:table-cell table:number-columns-repeated="252"/>
        </table:table-row>
        <table:table-row table:style-name="ro1">
          <table:table-cell office:value-type="string">
            <text:p>ཨ་རིང་།</text:p>
          </table:table-cell>
          <table:table-cell office:value-type="string">
            <text:p>/@ ring/</text:p>
          </table:table-cell>
          <table:table-cell office:value-type="string">
            <text:p>(མིང་)</text:p>
          </table:table-cell>
          <table:table-cell table:style-name="ce4" office:value-type="string">
            <text:p>འབྱ་བཙུགས་སའི་ཞིང་དང་ གཉེར་མའི་མིང་ལུ་ཡང་སླབ་སྲོལ་ཡོད། དཔྱལ་བར་ཨ་རིང་ཆག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རུ་ར།</text:p>
          </table:table-cell>
          <table:table-cell office:value-type="string">
            <text:p>/@ ru ra/</text:p>
          </table:table-cell>
          <table:table-cell office:value-type="string">
            <text:p>(མིང་)</text:p>
          </table:table-cell>
          <table:table-cell table:style-name="ce4" office:value-type="string">
            <text:p>སྨན་རྫས་ནང་འགྱོ་བའི་ཤིང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ཨ་རོ།</text:p>
          </table:table-cell>
          <table:table-cell office:value-type="string">
            <text:p>/@ ro/</text:p>
          </table:table-cell>
          <table:table-cell office:value-type="string">
            <text:p>(མིང་)</text:p>
          </table:table-cell>
          <table:table-cell table:style-name="ce4" office:value-type="string">
            <text:p>ལྕགས་དང་ཟངས་ལ་སོགས་པ་བཞུ་ཚར་བའི་ཚིག་རོ། ལྕགས་ཀྱི་ཨ་རོག་མེ་གཏང་།</text:p>
          </table:table-cell>
          <table:table-cell table:number-columns-repeated="252"/>
        </table:table-row>
        <table:table-row table:style-name="ro1">
          <table:table-cell office:value-type="string">
            <text:p>ཨ་རོགས་དགའ་རོགས།</text:p>
          </table:table-cell>
          <table:table-cell office:value-type="string">
            <text:p>/@ ro ga ro/</text:p>
          </table:table-cell>
          <table:table-cell office:value-type="string">
            <text:p>(མིང་)</text:p>
          </table:table-cell>
          <table:table-cell table:style-name="ce4" office:value-type="string">
            <text:p>ཕོ་དང་མོ་གཉེན་སྦེ་གདོང་ཁར་མ་འཐོན་རུང་ གཅིག་གི་གཅིག་ལུ་ དགའ་བའི་བརྩེ་གདུག་དང་སེམས་ཞེན་ཆགས་སྦོམ་ཡོད་པའི་དགའ་མཐུན་ཅན། མོ་ངེའི་ཨ་རོགས་དགའ་རོགས་ཨིན།</text:p>
          </table:table-cell>
          <table:table-cell table:number-columns-repeated="252"/>
        </table:table-row>
        <table:table-row table:style-name="ro1">
          <table:table-cell office:value-type="string">
            <text:p>ཨ་ལ།</text:p>
          </table:table-cell>
          <table:table-cell office:value-type="string">
            <text:p>/@ la/</text:p>
          </table:table-cell>
          <table:table-cell office:value-type="string">
            <text:p>(མིང་)</text:p>
          </table:table-cell>
          <table:table-cell table:style-name="ce4" office:value-type="string">
            <text:p>གཟུགས་ ན་ཟུག་རྐྱབ་ད་ཤོར་བའི་སྒྲ། ཨ་ལ་ངེའི་ཕོཝ།</text:p>
          </table:table-cell>
          <table:table-cell table:number-columns-repeated="252"/>
        </table:table-row>
        <table:table-row table:style-name="ro1">
          <table:table-cell office:value-type="string">
            <text:p>ཨ་ལ་ལ།</text:p>
          </table:table-cell>
          <table:table-cell office:value-type="string">
            <text:p>/@ la la/</text:p>
          </table:table-cell>
          <table:table-cell office:value-type="string">
            <text:p>(མིང་)</text:p>
          </table:table-cell>
          <table:table-cell table:style-name="ce4" office:value-type="string">
            <text:p>༡ ན་ཟུག་རྐྱབ་ད་སྐད་ཤོར་བའི་དོན། ༢.ཆོས་སྐད་ལས་ ཧ་ལས་པའམ་ཡ་མཚན་ཆེ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ཨ་ལན།</text:p>
          </table:table-cell>
          <table:table-cell office:value-type="string">
            <text:p>/@ len/</text:p>
          </table:table-cell>
          <table:table-cell office:value-type="string">
            <text:p>(མིང་)</text:p>
          </table:table-cell>
          <table:table-cell table:style-name="ce4" office:value-type="string">
            <text:p>རང་གཞན་ག་ར་འབད་རུང་འབོ་པའི་སྐབས་ ཨ་ཟེར་ལན་འཇལ་ནི། མོ་གི་ཨ་ལན་ཡང་འཇལ་མ་བཏུབ།</text:p>
          </table:table-cell>
          <table:table-cell table:number-columns-repeated="252"/>
        </table:table-row>
        <table:table-row table:style-name="ro1">
          <table:table-cell office:value-type="string">
            <text:p>ཨ་ལས་ལ་མོ།</text:p>
          </table:table-cell>
          <table:table-cell office:value-type="string">
            <text:p>/@ le la mo/</text:p>
          </table:table-cell>
          <table:table-cell office:value-type="string">
            <text:p>(མིང་)</text:p>
          </table:table-cell>
          <table:table-cell table:style-name="ce4" office:value-type="string">
            <text:p>ཤོག་མོ་ཨ་ལེ་ལ་མོ་ཟེར་ དང་ཕུག་གི་ལུགས་སྲོལ་ལས་ གླུ་གཞས་འཐན་པའི་སྐབས་གདངས་དབྱངས་ཀྱི་ཁྱད་ཚིག་ཅིག། ཤོ་མོ་ཨ་ལེ་ལ་མོ་སྨོ་ ཤོ་ལེ་མོ་ཡ་ལ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ལུ་སྐྱེ།</text:p>
          </table:table-cell>
          <table:table-cell office:value-type="string">
            <text:p>/@ lu ke/</text:p>
          </table:table-cell>
          <table:table-cell office:value-type="string">
            <text:p>(བྱ་ཚིག་)</text:p>
          </table:table-cell>
          <table:table-cell table:style-name="ce4" office:value-type="string">
            <text:p>ཨ་ལུ་ཨའི་གི་མངལ་སྒོ་ནང་ལས་ཕྱི་ཁར་འཐོན་པའི་དོན། སྨན་ཁང་ནང་ལུ་ ཨ་ལུ་སྐྱེ་མི་ལེ་ཤཱ་འདུག</text:p>
          </table:table-cell>
          <table:table-cell table:number-columns-repeated="252"/>
        </table:table-row>
        <table:table-row table:style-name="ro1">
          <table:table-cell office:value-type="string">
            <text:p>ཨ་ལུ་རྨས་སྐྱེས།</text:p>
          </table:table-cell>
          <table:table-cell office:value-type="string">
            <text:p>/@ lu me ke/</text:p>
          </table:table-cell>
          <table:table-cell office:value-type="string">
            <text:p>(མིང་)</text:p>
          </table:table-cell>
          <table:table-cell table:style-name="ce4" office:value-type="string">
            <text:p>ཨ་ལུ་ཨའི་གི་མངལ་ནང་ལས་འཐོན་ཏེ་ དུས་ཚོད་གངམ་མ་འགྱོ་མི་ཚུ་གི་མིང་། མོ་གི་ཨ་ལུ་འདི་ད་ལྟོ་རྨས་སྐྱེས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ཨ་ལུ་བཤལ།</text:p>
          </table:table-cell>
          <table:table-cell office:value-type="string">
            <text:p>/@ lu she/</text:p>
          </table:table-cell>
          <table:table-cell office:value-type="string">
            <text:p>(བྱ་ཚིག)</text:p>
          </table:table-cell>
          <table:table-cell table:style-name="ce4" office:value-type="string">
            <text:p>ཨ་ལུ་ཨའི་མངལ་ནང་ལས་ གཏོན་གཏང་པའི་དོན། ཨ་ལུ་མ་དགོ་མི་ཨའི་ཚུ་གིས་ སྨན་རྫས་དང་གཤག་བཅོས་ལ་སོགས་པ་འབད་ཐོག་ལས་ ཨ་ལོ་ཨའི་གི་མངལ་ནང་ལས་བཏོན་གཏ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ཨ་ལུ་ཤོར།</text:p>
          </table:table-cell>
          <table:table-cell office:value-type="string">
            <text:p>/@ lu sho/</text:p>
          </table:table-cell>
          <table:table-cell office:value-type="string">
            <text:p>(བྱ་ཚིག་)</text:p>
          </table:table-cell>
          <table:table-cell table:style-name="ce4" office:value-type="string">
            <text:p>༡ ཨ་ལུ་ཨའི་མངལ་ནང་ལས་ཤོར་བ། ༢ ཨ་ལུ་ལག་པ་ལས་ཤོར་བ། མོ་གི་ཨ་ལོ་དེ་ལག་པ་ལས་ཤོར་སོང་ནུག།</text:p>
          </table:table-cell>
          <table:table-cell table:number-columns-repeated="252"/>
        </table:table-row>
        <table:table-row table:style-name="ro1">
          <table:table-cell office:value-type="string">
            <text:p>ཨ་ལེ།</text:p>
          </table:table-cell>
          <table:table-cell office:value-type="string">
            <text:p>/@ le/</text:p>
          </table:table-cell>
          <table:table-cell office:value-type="string">
            <text:p>(མིང་)</text:p>
          </table:table-cell>
          <table:table-cell table:style-name="ce4" office:value-type="string">
            <text:p>ཡ་མཚན་ཆེ་བ་མཚོན་པའི་སྒྲ། ཨ་ལེ་དེ་མི་ལེགས་མི་ལེགས།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ཨ་ལོ།</text:p>
          </table:table-cell>
          <table:table-cell table:style-name="ce2" office:value-type="string">
            <text:p>/@ lo/</text:p>
          </table:table-cell>
          <table:table-cell office:value-type="string">
            <text:p>(མིང་)</text:p>
          </table:table-cell>
          <table:table-cell table:style-name="ce4" office:value-type="string">
            <text:p>སྤྱིར་བཏང་བུ་དང་བུམ་ཚུ་གི་མིང་། མོ་གི་ཨ་ལོ་འདི་སློབ་གྲྭ་ནང་ལུ་ བཙུགས་རེན་ཆེ་ནུག་ལྟ་བུ། ཤར་ཕྱོགས་པའི་གཡུས་ཁ་ལུ་ རང་གི་མི་དང་མགྱོནམ་ཚུ་ རྒྱབ་མ་ཐལ་ཚུན་ཚོད་ ལེགས་སྨོན་གྱི་གླུ་གཞས་ཅིག་གི་མིང་། ཙྭ་མང་པའི་ཨ་ལོ་ཧན་ཏོང་ཏོ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ལོ་ཆགས།</text:p>
          </table:table-cell>
          <table:table-cell office:value-type="string">
            <text:p>/@ lo cha/</text:p>
          </table:table-cell>
          <table:table-cell office:value-type="string">
            <text:p>(མིང་)</text:p>
          </table:table-cell>
          <table:table-cell table:style-name="ce4" office:value-type="string">
            <text:p>ཨམ་སྲུ་གི་མངལ་ ཡང་ན་ཕོཝ་ནང་ལུ་ཨ་ལོ་ཆགས་པའི་དོན། མོ་གི་གཟུགས་ཁ་ལུ་ཨ་ལོ་ཆགས་ཆེ་ནུག</text:p>
          </table:table-cell>
          <table:table-cell table:number-columns-repeated="252"/>
        </table:table-row>
        <table:table-row table:style-name="ro1">
          <table:table-cell office:value-type="string">
            <text:p>ཨ་ལོའི་སྒྲོམ།</text:p>
          </table:table-cell>
          <table:table-cell office:value-type="string">
            <text:p>/@ loi drom/</text:p>
          </table:table-cell>
          <table:table-cell office:value-type="string">
            <text:p>(མིང་)</text:p>
          </table:table-cell>
          <table:table-cell office:value-type="string">
            <text:p>ཨ་ལོ་ཧལ་བཞག་སའི་མཁོ་ཆས་སྒྲོམ་ཅིག།</text:p>
          </table:table-cell>
          <table:table-cell table:number-columns-repeated="252"/>
        </table:table-row>
        <table:table-row table:style-name="ro1">
          <table:table-cell office:value-type="string">
            <text:p>ཨ་ཤེ།</text:p>
          </table:table-cell>
          <table:table-cell office:value-type="string">
            <text:p>/@ she/</text:p>
          </table:table-cell>
          <table:table-cell office:value-type="string">
            <text:p>(མིང་)</text:p>
          </table:table-cell>
          <table:table-cell table:style-name="ce4" office:value-type="string">
            <text:p>དར་གྱི་ནང་ཚན་བྱེ་བྲག་ཅིག ཨ་ཤེ་ཁ་དར་ཕྱག་ལུ་བསྣམས།</text:p>
          </table:table-cell>
          <table:table-cell table:number-columns-repeated="252"/>
        </table:table-row>
        <table:table-row table:style-name="ro1">
          <table:table-cell office:value-type="string">
            <text:p>ཨ་ཤོ་ཀ།</text:p>
          </table:table-cell>
          <table:table-cell office:value-type="string">
            <text:p>/@ sho ka/</text:p>
          </table:table-cell>
          <table:table-cell office:value-type="string">
            <text:p>(མིང་)</text:p>
          </table:table-cell>
          <table:table-cell table:style-name="ce4" office:value-type="string">
            <text:p>ལེགས་སྦྱར་གྱི་སྐད་ལས་མྱ་ངན་མེད་ཟེར་བའི་དོན། རྒྱ་གར་གྱི་རྒྱལ་པོ་ཨ་ཤོ་ཀ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་ཤོམ།</text:p>
          </table:table-cell>
          <table:table-cell office:value-type="string">
            <text:p>/@ shom/</text:p>
          </table:table-cell>
          <table:table-cell office:value-type="string">
            <text:p>(མིང་)</text:p>
          </table:table-cell>
          <table:table-cell office:value-type="string">
            <text:p>འབྲུ་སྣ་གེ་ཟ་གི་མིང་གཞན།ཨ་ཤོམ་གྱི་ཆང་ཞིམ།</text:p>
          </table:table-cell>
          <table:table-cell table:number-columns-repeated="252"/>
        </table:table-row>
        <table:table-row table:style-name="ro1">
          <table:table-cell office:value-type="string">
            <text:p>ཨ་སམ།</text:p>
          </table:table-cell>
          <table:table-cell office:value-type="string">
            <text:p>/@ sam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ཤར་ཕྱོགས་མངའ་སྡེ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ཨ་་ཧ་ཧ།</text:p>
          </table:table-cell>
          <table:table-cell office:value-type="string">
            <text:p>/@ ha ha/</text:p>
          </table:table-cell>
          <table:table-cell office:value-type="string">
            <text:p>(མིང་)</text:p>
          </table:table-cell>
          <table:table-cell table:style-name="ce4" office:value-type="string">
            <text:p>དགོད་བྲ་སྟེ་དགའ་བའི་ཚོང་སྣང་སྟོན་ཚུལ་ཅིག ཨ་ཧ་ཧ་དེ་མི་དགོད་བྲ་མི་བྲ།</text:p>
          </table:table-cell>
          <table:table-cell table:number-columns-repeated="252"/>
        </table:table-row>
        <table:table-row table:style-name="ro1">
          <table:table-cell office:value-type="string">
            <text:p>ཨ་ཧུ་ཧུ།</text:p>
          </table:table-cell>
          <table:table-cell office:value-type="string">
            <text:p>/@ hu hu/</text:p>
          </table:table-cell>
          <table:table-cell office:value-type="string">
            <text:p>(མིང་)</text:p>
          </table:table-cell>
          <table:table-cell office:value-type="string">
            <text:p>སེམས་སྤྲོཝ་དང་སྐད་ཀྱི་སླབ་ཚུལ་ཅིག།</text:p>
          </table:table-cell>
          <table:table-cell table:number-columns-repeated="252"/>
        </table:table-row>
        <table:table-row table:style-name="ro1">
          <table:table-cell office:value-type="string">
            <text:p>ཨ་ཧོ།</text:p>
          </table:table-cell>
          <table:table-cell office:value-type="string">
            <text:p>/@ ho/</text:p>
          </table:table-cell>
          <table:table-cell office:value-type="string">
            <text:p>(མིང་)</text:p>
          </table:table-cell>
          <table:table-cell table:style-name="ce4" office:value-type="string">
            <text:p>ཆོས་སྐད། ངོ་མཚར་བ་དང་ཡ་མཚན་ཆེ་བའི་དོན། ཨ་ཧོ་སྐལ་བ་བཟང་སོང།</text:p>
          </table:table-cell>
          <table:table-cell table:number-columns-repeated="252"/>
        </table:table-row>
        <table:table-row table:style-name="ro1">
          <table:table-cell office:value-type="string">
            <text:p>ཨ་ལྷམ་ལྷམ།</text:p>
          </table:table-cell>
          <table:table-cell office:value-type="string">
            <text:p>/@ lham lham/</text:p>
          </table:table-cell>
          <table:table-cell office:value-type="string">
            <text:p>(བྱ་ཁྱད)</text:p>
          </table:table-cell>
          <table:table-cell table:style-name="ce4" office:value-type="string">
            <text:p>ན་ཟུག་བཅག་པ། ན་ཟུག་མར་འབབ་འགྱོ་བའི་དོན། ངེའི་མགུ་ཏོག་འདི་ཨ་ལྷམ་ལྷམ་ར་གཏང་ཡི།</text:p>
          </table:table-cell>
          <table:table-cell table:number-columns-repeated="252"/>
        </table:table-row>
        <table:table-row table:style-name="ro1">
          <table:table-cell office:value-type="string">
            <text:p>ཨཱ་ལི།</text:p>
          </table:table-cell>
          <table:table-cell office:value-type="string">
            <text:p>/@ li/</text:p>
          </table:table-cell>
          <table:table-cell office:value-type="string">
            <text:p>(མིང་)</text:p>
          </table:table-cell>
          <table:table-cell table:style-name="ce4" office:value-type="string">
            <text:p>དབྱངས་བཞིའི་མིང་གཞན། ཤེས་རབ་རང་བཞིན་གྱི་ཡིག་གུ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ཨཱ་ལི་ཀཱ་ལི།</text:p>
          </table:table-cell>
          <table:table-cell office:value-type="string">
            <text:p>/@ li ka li/</text:p>
          </table:table-cell>
          <table:table-cell office:value-type="string">
            <text:p>(མིང་)</text:p>
          </table:table-cell>
          <table:table-cell table:style-name="ce4" office:value-type="string">
            <text:p>དབྱངས་ཡིག་བཞི་དང་ གསལ་བྱེད་སུམ་ཅུ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ཨག་རྩ།</text:p>
          </table:table-cell>
          <table:table-cell office:value-type="string">
            <text:p>/@ /</text:p>
          </table:table-cell>
          <table:table-cell office:value-type="string">
            <text:p>(མིང་)</text:p>
          </table:table-cell>
          <table:table-cell table:style-name="ce4" office:value-type="string">
            <text:p>གླང་འདི་ཚུ་གཅིག་གིས་གཅིག་ལུ་ ངལ་མ་རངས་པར་ ངར་སྐད་རྐྱབ་མི་ལུ་སླབ་ཨིན། གླང་ཨག་རྩ་རྐྱབ་དེ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ག་སུབ།</text:p>
          </table:table-cell>
          <table:table-cell office:value-type="string">
            <text:p>/@ sub/</text:p>
          </table:table-cell>
          <table:table-cell office:value-type="string">
            <text:p>(མིང་ཁྱད་)</text:p>
          </table:table-cell>
          <table:table-cell table:style-name="ce4" office:value-type="string">
            <text:p>སྐད་གསལ་ཏོག་ཏོ་དང་དྭངས་འཕྲོས་འཕྲོས་མེདཔ། སྐད་རལ་འགྱོ་འགྱོཝ། མོ་གི་སྐད་ཨག་སུབ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ཨང་།</text:p>
          </table:table-cell>
          <table:table-cell office:value-type="string">
            <text:p><text:a xlink:href="/@ang">/@ang</text:a> /</text:p>
          </table:table-cell>
          <table:table-cell office:value-type="string">
            <text:p>(མིང་)</text:p>
          </table:table-cell>
          <table:table-cell table:style-name="ce4" office:value-type="string">
            <text:p>༡ ཆོས་སྐད། སྨ་རེ་་ཟེར་བའི་དོན། གདམས་པའི་ཚིག བརྩེ་སེམས་སྐྱེས་པ། བྱམས་སེམས་སྐྱེས་པ། ཕངས་སེམས་སྐྱེས་པའི་དོན། ༢ ཨ་ལན་འཇལ་བའི་དོན། ༣ ཐོ་ཡིག་བཀོདཔ་ད་གི་ གོ་རིམ་གྱི་ཡིག་གུ་ཅིག ཨང་དང་པ་གཉིས་པ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ང་ཀི།</text:p>
          </table:table-cell>
          <table:table-cell office:value-type="string">
            <text:p><text:a xlink:href="/@ang">/@ang</text:a> Ki/</text:p>
          </table:table-cell>
          <table:table-cell office:value-type="string">
            <text:p>(མིང་)</text:p>
          </table:table-cell>
          <table:table-cell table:style-name="ce4" office:value-type="string">
            <text:p>༡་ ༢་ ༣་ལ་སོགས་པའི་གྱང་ཁ་མཚེོན་པའི་ཡིག་རྟགས།</text:p>
          </table:table-cell>
          <table:table-cell table:number-columns-repeated="252"/>
        </table:table-row>
        <table:table-row table:style-name="ro1">
          <table:table-cell office:value-type="string">
            <text:p>ཨང་གོང་།</text:p>
          </table:table-cell>
          <table:table-cell office:value-type="string">
            <text:p><text:a xlink:href="/@ang">/@ang</text:a> Gong/</text:p>
          </table:table-cell>
          <table:table-cell office:value-type="string">
            <text:p>(མིང་)</text:p>
          </table:table-cell>
          <table:table-cell table:style-name="ce4" office:value-type="string">
            <text:p>བསྣད་བཏུབ་པའི་རིགས་ཚུ་ ལགཔ་གིས་བསྒོངས་ཏེ་ གོང་རྡོག་རིལ་རིལ་བཟོ་ཡོད་པའི་མིང་། ལྟོ་ཨང་གོང་། གསེར་གྱི་ཨང་གོང།</text:p>
          </table:table-cell>
          <table:table-cell table:number-columns-repeated="252"/>
        </table:table-row>
        <table:table-row table:style-name="ro1">
          <table:table-cell office:value-type="string">
            <text:p>ཨང་གྲངས།</text:p>
          </table:table-cell>
          <table:table-cell office:value-type="string">
            <text:p><text:a xlink:href="/@ang">/@ang</text:a> Drang/</text:p>
          </table:table-cell>
          <table:table-cell office:value-type="string">
            <text:p>(མིང་)</text:p>
          </table:table-cell>
          <table:table-cell table:style-name="ce4" office:value-type="string">
            <text:p>ཨང་ཡིག་གི་གྱངས་ཁ། ཨང་གྲངས་དང་པ། ཨང་གྲངས་གཉིས་པ་ལ་སོགས་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ཨང་རྒས།</text:p>
          </table:table-cell>
          <table:table-cell office:value-type="string">
            <text:p><text:a xlink:href="/@ang">/@ang</text:a> Ge/</text:p>
          </table:table-cell>
          <table:table-cell office:value-type="string">
            <text:p>(མིང་)</text:p>
          </table:table-cell>
          <table:table-cell table:style-name="ce4" office:value-type="string">
            <text:p>༡ ཨ་པ་གི་ཨའི་དང་ཨའི་གི་ཨའི། ངེའི་ཨང་རྒས་འདི་ཚེ་རིང་ཡི། ༢ ཨམ་སྲུ་རྒན་རྒས་འགྱོ་མི་སྤྱིར་བཏང་ལུ་ཡང་ ཨང་རྒས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ཨང་རྒསམོ།</text:p>
          </table:table-cell>
          <table:table-cell office:value-type="string">
            <text:p><text:a xlink:href="/@ang">/@ang</text:a> Gem/</text:p>
          </table:table-cell>
          <table:table-cell office:value-type="string">
            <text:p>(མིང་)</text:p>
          </table:table-cell>
          <table:table-cell table:style-name="ce4" office:value-type="string">
            <text:p>ལོ་ན་རྒན་རྒས་སོང་བའིཨམསྲུ། མོ་ཨང་རྒསམོ་ཡར་སོང་ནུག</text:p>
          </table:table-cell>
          <table:table-cell table:number-columns-repeated="252"/>
        </table:table-row>
        <table:table-row table:style-name="ro1">
          <table:table-cell office:value-type="string">
            <text:p>ཨང་རྟགས།</text:p>
          </table:table-cell>
          <table:table-cell office:value-type="string">
            <text:p><text:a xlink:href="/@ang">/@ang</text:a> Ta/</text:p>
          </table:table-cell>
          <table:table-cell office:value-type="string">
            <text:p>(མིང་)</text:p>
          </table:table-cell>
          <table:table-cell table:style-name="ce4" office:value-type="string">
            <text:p>ཨང་ཡིག་༡་ ༢་ ༣་ ལ་སོགས་པའི་ངོ་རྟགས་བཀལ་ཏ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ཨང་ཡིག</text:p>
          </table:table-cell>
          <table:table-cell office:value-type="string">
            <text:p><text:a xlink:href="/@ang">/@ang</text:a> Yig/</text:p>
          </table:table-cell>
          <table:table-cell office:value-type="string">
            <text:p>(མིང་)</text:p>
          </table:table-cell>
          <table:table-cell table:style-name="ce4" office:value-type="string">
            <text:p>གྱང་ཁའི་དོན་མཚོན་པའི་ཡིག་རྟགས་ཀྱི་མིང་། དཔེར་ན་༡་ ༢་ ༣་ཚུ་ལུ་ ཨང་ཡིག་ཟེར་སླབ་ཨིན།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ཨན་འབྲས།</text:p>
          </table:table-cell>
          <table:table-cell table:style-name="ce3" office:value-type="string">
            <text:p><text:a xlink:href="/@an">/@an</text:a> Dre/</text:p>
          </table:table-cell>
          <table:table-cell office:value-type="string">
            <text:p>(མིང་)</text:p>
          </table:table-cell>
          <table:table-cell table:style-name="ce4" office:value-type="string">
            <text:p>ཤིང་འབྲས་གཅིག་གི་མིང་། ཨན་འབྲས་འདི་ག་ནི་བ་ཞིམ་པས།</text:p>
          </table:table-cell>
          <table:table-cell table:number-columns-repeated="252"/>
        </table:table-row>
        <table:table-row table:style-name="ro1">
          <table:table-cell office:value-type="string">
            <text:p>ཨབ་སྲུ།</text:p>
          </table:table-cell>
          <table:table-cell office:value-type="string">
            <text:p><text:a xlink:href="/@ab">/@ab</text:a> Su/</text:p>
          </table:table-cell>
          <table:table-cell office:value-type="string">
            <text:p>(མིང་)</text:p>
          </table:table-cell>
          <table:table-cell table:style-name="ce4" office:value-type="string">
            <text:p>དམ་ཁྱི། སྤུ་རིངམོ་སྦེ་འགྱོ་མི་ རོ་ཁྱི་ཆུང་ཀུའི་རིག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ཨམ།</text:p>
          </table:table-cell>
          <table:table-cell office:value-type="string">
            <text:p>/@am/</text:p>
          </table:table-cell>
          <table:table-cell office:value-type="string">
            <text:p>(མིང་)</text:p>
          </table:table-cell>
          <table:table-cell table:style-name="ce6" office:value-type="string">
            <text:p><text:span text:style-name="T1">༡ མི་སྦོམ་ཚུ་གི་ཨམ་སྲུ་ལུ་ཞེ་སའི་མིང༌།</text:span><text:span text:style-name="T1"> ༢</text:span><text:span text:style-name="T1"> ཨ་མ་གི་མིང་མཐའ་བསྡུས་ཏེ་སླབ་ཚུལ།</text:span></text:p>
          </table:table-cell>
          <table:table-cell table:number-columns-repeated="252"/>
        </table:table-row>
        <table:table-row table:style-name="ro1">
          <table:table-cell office:value-type="string">
            <text:p><text:s text:c="3"/></text:p>
          </table:table-cell>
          <table:table-cell table:number-columns-repeated="255"/>
        </table:table-row>
        <table:table-row table:style-name="ro1" table:number-rows-repeated="654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en" style:country-asian="US" style:font-name-complex="Tahoma" style:language-complex="dz" style:country-complex="BT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Tibetan Machine Un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12/01/2009</text:date>, <text:time>15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1-22T11:10:52</meta:creation-date>
    <dc:date>2009-12-01T15:49:54</dc:date>
    <dc:language>en-US</dc:language>
    <meta:editing-cycles>43</meta:editing-cycles>
    <meta:editing-duration>P1DT13H33M46S</meta:editing-duration>
    <meta:user-defined meta:name="Info 1"/>
    <meta:user-defined meta:name="Info 2"/>
    <meta:user-defined meta:name="Info 3"/>
    <meta:user-defined meta:name="Info 4"/>
    <meta:document-statistic meta:table-count="3" meta:cell-count="369"/>
  </office:meta>
</office:document-meta>
</file>